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21560689" calcext:value-type="float">
            <text:p>99,7221560689</text:p>
          </table:table-cell>
          <table:table-cell table:formula="of:=100 - SUM([.A2:.B2])" office:value-type="float" office:value="0.277843931099994" calcext:value-type="float">
            <text:p>0,2778439311</text:p>
          </table:table-cell>
          <table:table-cell/>
          <table:table-cell table:style-name="ce3" table:formula="of:=[.E18]+[.H18]"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26700401306" calcext:value-type="float">
            <text:p>0,0126700401</text:p>
          </table:table-cell>
          <table:table-cell office:value-type="float" office:value="21.9376928806" calcext:value-type="float">
            <text:p>21,937692880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18480591" calcext:value-type="float">
            <text:p>99,7618480591</text:p>
          </table:table-cell>
          <table:table-cell table:formula="of:=100 - SUM([.A3:.B3])" office:value-type="float" office:value="0.238151940899996" calcext:value-type="float">
            <text:p>0,2381519409</text:p>
          </table:table-cell>
          <table:table-cell/>
          <table:table-cell table:style-name="ce3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37178897858" calcext:value-type="float">
            <text:p>0,0137178898</text:p>
          </table:table-cell>
          <table:table-cell office:value-type="float" office:value="21.6716058254" calcext:value-type="float">
            <text:p>21,671605825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21560689" calcext:value-type="float">
            <text:p>99,7221560689</text:p>
          </table:table-cell>
          <table:table-cell table:formula="of:=100 - SUM([.A4:.B4])" office:value-type="float" office:value="0.277843931099994" calcext:value-type="float">
            <text:p>0,2778439311</text:p>
          </table:table-cell>
          <table:table-cell/>
          <table:table-cell table:style-name="ce3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27592086792" calcext:value-type="float">
            <text:p>0,0127592087</text:p>
          </table:table-cell>
          <table:table-cell office:value-type="float" office:value="21.6712100506" calcext:value-type="float">
            <text:p>21,67121005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586488847" calcext:value-type="float">
            <text:p>99,6586488847</text:p>
          </table:table-cell>
          <table:table-cell table:formula="of:=100 - SUM([.A5:.B5])" office:value-type="float" office:value="0.3413511153" calcext:value-type="float">
            <text:p>0,3413511153</text:p>
          </table:table-cell>
          <table:table-cell/>
          <table:table-cell table:style-name="ce3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28509998322" calcext:value-type="float">
            <text:p>0,0128509998</text:p>
          </table:table-cell>
          <table:table-cell office:value-type="float" office:value="21.7101349831" calcext:value-type="float">
            <text:p>21,71013498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983408748" calcext:value-type="float">
            <text:p>99,6983408748</text:p>
          </table:table-cell>
          <table:table-cell table:formula="of:=100 - SUM([.A6:.B6])" office:value-type="float" office:value="0.301659125200004" calcext:value-type="float">
            <text:p>0,3016591252</text:p>
          </table:table-cell>
          <table:table-cell/>
          <table:table-cell table:style-name="ce3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28350257874" calcext:value-type="float">
            <text:p>0,0128350258</text:p>
          </table:table-cell>
          <table:table-cell office:value-type="float" office:value="21.6997728348" calcext:value-type="float">
            <text:p>21,699772834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48336906" calcext:value-type="float">
            <text:p>99,6348336906</text:p>
          </table:table-cell>
          <table:table-cell table:formula="of:=100 - SUM([.A7:.B7])" office:value-type="float" office:value="0.365166309399996" calcext:value-type="float">
            <text:p>0,3651663094</text:p>
          </table:table-cell>
          <table:table-cell/>
          <table:table-cell table:style-name="ce3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6331911087" calcext:value-type="float">
            <text:p>0,0163319111</text:p>
          </table:table-cell>
          <table:table-cell office:value-type="float" office:value="21.6883099079" calcext:value-type="float">
            <text:p>21,688309907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45256807" calcext:value-type="float">
            <text:p>99,6745256807</text:p>
          </table:table-cell>
          <table:table-cell table:formula="of:=100 - SUM([.A8:.B8])" office:value-type="float" office:value="0.3254743193" calcext:value-type="float">
            <text:p>0,3254743193</text:p>
          </table:table-cell>
          <table:table-cell/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28700733185" calcext:value-type="float">
            <text:p>0,0128700733</text:p>
          </table:table-cell>
          <table:table-cell office:value-type="float" office:value="21.6796839237" calcext:value-type="float">
            <text:p>21,67968392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04270519" calcext:value-type="float">
            <text:p>99,6904270519</text:p>
          </table:table-cell>
          <table:table-cell table:formula="of:=100 - SUM([.A9:.B9])" office:value-type="float" office:value="0.309572948099998" calcext:value-type="float">
            <text:p>0,3095729481</text:p>
          </table:table-cell>
          <table:table-cell/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29420757294" calcext:value-type="float">
            <text:p>0,0129420757</text:p>
          </table:table-cell>
          <table:table-cell office:value-type="float" office:value="21.6321861744" calcext:value-type="float">
            <text:p>21,632186174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983648198" calcext:value-type="float">
            <text:p>99,6983648198</text:p>
          </table:table-cell>
          <table:table-cell table:formula="of:=100 - SUM([.A10:.B10])" office:value-type="float" office:value="0.301635180199995" calcext:value-type="float">
            <text:p>0,3016351802</text:p>
          </table:table-cell>
          <table:table-cell/>
          <table:table-cell table:style-name="ce3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0.012955904007" calcext:value-type="float">
            <text:p>0,012955904</text:p>
          </table:table-cell>
          <table:table-cell office:value-type="float" office:value="21.6557898521" calcext:value-type="float">
            <text:p>21,655789852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21781235" calcext:value-type="float">
            <text:p>99,7221781235</text:p>
          </table:table-cell>
          <table:table-cell table:formula="of:=100 - SUM([.A11:.B11])" office:value-type="float" office:value="0.277821876499999" calcext:value-type="float">
            <text:p>0,2778218765</text:p>
          </table:table-cell>
          <table:table-cell/>
          <table:table-cell table:style-name="ce3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0.0129599571228" calcext:value-type="float">
            <text:p>0,0129599571</text:p>
          </table:table-cell>
          <table:table-cell office:value-type="float" office:value="21.637337923" calcext:value-type="float">
            <text:p>21,6373379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93229" calcext:value-type="float">
            <text:p>99,6983479323</text:p>
          </table:table-cell>
          <table:table-cell table:formula="of:=AVERAGE([.C2:.C11])" office:value-type="float" office:value="0.301652067709998" calcext:value-type="float">
            <text:p>0,301652067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328930854799" calcext:value-type="float">
            <text:p>0,0132893085</text:p>
          </table:table-cell>
          <table:table-cell table:formula="of:=SUM([.H2:.H11])/10" office:value-type="float" office:value="21.69837243556" calcext:value-type="float">
            <text:p>21,69837243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30:13.858720653</meta:creation-date>
    <dc:date>2018-01-18T16:32:28.962896128</dc:date>
    <meta:editing-duration>PT2M15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